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32" calcext:value-type="float">
            <text:p>37.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4552" calcext:value-type="float">
            <text:p>36.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312" calcext:value-type="float">
            <text:p>36.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784" calcext:value-type="float">
            <text:p>36.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1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776" calcext:value-type="float">
            <text:p>35.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344" calcext:value-type="float">
            <text:p>35.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392" calcext:value-type="float">
            <text:p>35.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864" calcext:value-type="float">
            <text:p>34.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0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296" calcext:value-type="float">
            <text:p>35.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0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0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0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0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200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112" calcext:value-type="float">
            <text:p>35.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199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199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199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1997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199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692" calcext:value-type="float">
            <text:p>36.31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199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9528" calcext:value-type="float">
            <text:p>36.60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199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198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198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198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2776" calcext:value-type="float">
            <text:p>38.2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198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197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17</text:p>
          </table:table-cell>
          <table:table-cell office:value-type="string" calcext:value-type="string">
            <text:p>TWDB:1201617</text:p>
          </table:table-cell>
          <table:table-cell office:value-type="string" calcext:value-type="string">
            <text:p>196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